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98d5" officeooo:paragraph-rsid="001b98d5" style:font-size-asian="20pt" style:font-size-complex="20pt"/>
    </style:style>
    <style:style style:name="P2" style:family="paragraph" style:parent-style-name="Standard">
      <style:text-properties fo:font-size="12pt" officeooo:rsid="001b98d5" officeooo:paragraph-rsid="001b98d5" style:font-size-asian="12pt" style:font-size-complex="12pt"/>
    </style:style>
    <style:style style:name="P3" style:family="paragraph" style:parent-style-name="Standard">
      <style:text-properties fo:color="#c9211e" loext:opacity="100%" fo:font-size="12pt" officeooo:rsid="001b98d5" officeooo:paragraph-rsid="001b98d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uth attack</text:p>
      <text:p text:style-name="P1"/>
      <text:p text:style-name="P2">Start Airgeddon</text:p>
      <text:p text:style-name="P2"/>
      <text:p text:style-name="P3">cd ~/airgeddon</text:p>
      <text:p text:style-name="P3"/>
      <text:p text:style-name="P3">sudo bash airgeddon.sh</text:p>
      <text:p text:style-name="P2"/>
      <text:p text:style-name="P2">Run through setup process</text:p>
      <text:p text:style-name="P2"/>
      <text:p text:style-name="P2">Select network interface</text:p>
      <text:p text:style-name="P2"/>
      <text:p text:style-name="P2">Put interface into monitor mode</text:p>
      <text:p text:style-name="P2"/>
      <text:p text:style-name="P2">Select ‘Dos attacks menu’</text:p>
      <text:p text:style-name="P2"/>
      <text:p text:style-name="P2">Select ‘Explore for targets’ Wait until you see your target network and then use Ctrl + C to stop target identification</text:p>
      <text:p text:style-name="P2"/>
      <text:p text:style-name="P2">Select your target</text:p>
      <text:p text:style-name="P2"/>
      <text:p text:style-name="P2">Select ‘DeAuth/disassoc amok mdk4 attack’</text:p>
      <text:p text:style-name="P2"/>
      <text:p text:style-name="P2">Begin the attack, use Ctrl + C to stop</text:p>
      <text:p text:style-name="P2"/>
      <text:p text:style-name="P2">When attack is finished, put interface back into managed mod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5:24:26.496245040</meta:creation-date>
    <dc:date>2021-02-23T15:36:06.244575185</dc:date>
    <meta:editing-duration>PT9M13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13" meta:word-count="73" meta:character-count="446" meta:non-whitespace-character-count="386"/>
  </office:meta>
</office:document-meta>
</file>